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70f" officeooo:paragraph-rsid="000e570f"/>
    </style:style>
    <style:style style:name="P2" style:family="paragraph" style:parent-style-name="Standard">
      <style:text-properties officeooo:paragraph-rsid="000e570f"/>
    </style:style>
    <style:style style:name="P3" style:family="paragraph" style:parent-style-name="Standard">
      <style:text-properties officeooo:rsid="000fce29" officeooo:paragraph-rsid="000fce29"/>
    </style:style>
    <style:style style:name="P4" style:family="paragraph" style:parent-style-name="Standard">
      <style:text-properties officeooo:rsid="0011a77d" officeooo:paragraph-rsid="0011a77d"/>
    </style:style>
    <style:style style:name="P5" style:family="paragraph" style:parent-style-name="Standard">
      <style:text-properties officeooo:paragraph-rsid="0011a77d"/>
    </style:style>
    <style:style style:name="T1" style:family="text">
      <style:text-properties officeooo:rsid="000e570f"/>
    </style:style>
    <style:style style:name="T2" style:family="text">
      <style:text-properties officeooo:rsid="000fce29"/>
    </style:style>
    <style:style style:name="T3" style:family="text">
      <style:text-properties officeooo:rsid="0011a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QL</text:p>
      <text:p text:style-name="P1"/>
      <text:p text:style-name="P2"><text:span text:style-name="T1">В моей базе данных с использованием DQL происходит выборка данных из таблиц. Например, для вывода всех пациентов одного врача, либо всех врачей по заданному условию. С помощью агрегатных функций можно выводить общую стоимость заработной платы сотрудников в месяц, а также приход денежных средств от оплаты пациентами услуг. </text:span><text:span text:style-name="T2">Также возможна группировка пациентов по услугам или сотрудников по месту жительства и стажу. </text:span></text:p>
      <text:p text:style-name="P3">Использовав подъязык запросов можно получить данные по любой таблице быстро и удобно, например вывести список вообще всех пациентов, всех врачей или всех сотрудников регистратуры. Существующая таблица с личными данными имеет связи почти со всеми другими таблицами и может использоваться администратором для быстрого получения данных о сотрудниках.</text:p>
      <text:p text:style-name="P4"/>
      <text:p text:style-name="P4">Выводы:</text:p>
      <text:p text:style-name="P5"><text:span text:style-name="T3"><text:s/>Работа с базой данных на устройстве, имеющим мало мощности для быстрой обработки запросов показала мне как важно их оптимизировать. Например для сравнения строковых данных можно использовать знак сравнения «=», а не ключевое слово LIKE. А использование вложенных запросов в некоторых случаях нагляднее и удобнее, чем использование конструкции join. Эти и другие особенности подъязыка запросов DQL показывают сколькими различными способами можно получить информацию из базы данных, предоставляя при этом множество инструментов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9:52:47.630458496</meta:creation-date>
    <dc:date>2021-12-29T00:47:41.410074407</dc:date>
    <meta:editing-duration>PT18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78" meta:character-count="1302" meta:non-whitespace-character-count="1126"/>
  </office:meta>
</office:document-meta>
</file>